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249cm" fo:margin-left="-0.191cm" fo:margin-top="0cm" fo:margin-bottom="0cm" table:align="left" style:writing-mode="lr-tb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11.55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2" style:family="table" style:master-page-name="">
      <style:table-properties style:width="16.249cm" fo:margin-left="-0.191cm" fo:margin-top="0cm" fo:margin-bottom="0cm" style:page-number="auto" fo:break-before="page" table:align="left" style:writing-mode="lr-tb"/>
    </style:style>
    <style:style style:name="Tableau2.A" style:family="table-column">
      <style:table-column-properties style:column-width="4.692cm"/>
    </style:style>
    <style:style style:name="Tableau2.B" style:family="table-column">
      <style:table-column-properties style:column-width="11.557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paragraph-properties fo:margin-left="0cm" fo:margin-right="0cm" fo:line-height="115%" fo:text-align="center" style:justify-single-word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Cambria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/>
    </style:style>
    <style:style style:name="P5" style:family="paragraph" style:parent-style-name="Standard">
      <style:paragraph-properties fo:margin-top="0cm" fo:margin-bottom="0cm" loext:contextual-spacing="false"/>
      <style:text-properties style:font-name="Cambria"/>
    </style:style>
    <style:style style:name="P6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style:font-name="Cambria"/>
    </style:style>
    <style:style style:name="P7" style:family="paragraph" style:parent-style-name="List_20_Paragraph" style:list-style-name="L3">
      <loext:graphic-properties draw:fill="none"/>
      <style:paragraph-properties fo:margin-top="0cm" fo:margin-bottom="0cm" loext:contextual-spacing="true" fo:orphans="2" fo:widows="2" fo:background-color="transparent" style:writing-mode="lr-tb"/>
      <style:text-properties officeooo:paragraph-rsid="001778cb"/>
    </style:style>
    <style:style style:name="P8" style:family="paragraph" style:parent-style-name="List_20_Paragraph" style:list-style-name="L3">
      <style:paragraph-properties fo:margin-top="0cm" fo:margin-bottom="0cm" loext:contextual-spacing="true" style:writing-mode="lr-tb"/>
      <style:text-properties officeooo:paragraph-rsid="001778cb"/>
    </style:style>
    <style:style style:name="P9" style:family="paragraph" style:parent-style-name="List_20_Paragraph" style:list-style-name="L3">
      <loext:graphic-properties draw:fill="none"/>
      <style:paragraph-properties fo:margin-top="0cm" fo:margin-bottom="0cm" loext:contextual-spacing="true" fo:orphans="2" fo:widows="2" fo:background-color="transparent" style:writing-mode="lr-tb"/>
      <style:text-properties officeooo:rsid="001778cb" officeooo:paragraph-rsid="001778cb"/>
    </style:style>
    <style:style style:name="P10" style:family="paragraph" style:parent-style-name="List_20_Paragraph" style:list-style-name="L3">
      <loext:graphic-properties draw:fill="none"/>
      <style:paragraph-properties fo:margin-top="0cm" fo:margin-bottom="0cm" loext:contextual-spacing="true" fo:orphans="2" fo:widows="2" fo:background-color="transparent" style:writing-mode="lr-tb"/>
      <style:text-properties officeooo:rsid="0018eb80" officeooo:paragraph-rsid="0018eb80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bold" style:font-weight-asian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font-weight="bold" style:font-weight-asian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font-weight="bold" officeooo:paragraph-rsid="001778cb" style:font-weight-asian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bold" officeooo:paragraph-rsid="001778cb" style:font-weight-asian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style:text-underline-style="solid" style:text-underline-width="auto" style:text-underline-color="font-color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1778cb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1778cb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paragraph-rsid="001778cb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paragraph-rsid="001778cb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rsid="001778cb" officeooo:paragraph-rsid="001778cb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1778cb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1778cb"/>
    </style:style>
    <style:style style:name="P25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Cambria" officeooo:paragraph-rsid="001778cb"/>
    </style:style>
    <style:style style:name="P26" style:family="paragraph" style:parent-style-name="Standard">
      <style:text-properties style:font-name="Cambria" officeooo:paragraph-rsid="001778cb"/>
    </style:style>
    <style:style style:name="P27" style:family="paragraph" style:parent-style-name="Standard">
      <style:paragraph-properties fo:margin-top="0cm" fo:margin-bottom="0cm" loext:contextual-spacing="false"/>
      <style:text-properties style:font-name="Cambria" officeooo:paragraph-rsid="001778cb"/>
    </style:style>
    <style:style style:name="P28" style:family="paragraph" style:parent-style-name="Standard" style:list-style-name="L3">
      <style:paragraph-properties fo:margin-top="0cm" fo:margin-bottom="0cm" loext:contextual-spacing="false" style:writing-mode="lr-tb"/>
      <style:text-properties officeooo:paragraph-rsid="001778cb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font-name="Cambria"/>
    </style:style>
    <style:style style:name="T4" style:family="text">
      <style:text-properties style:font-name="Cambria" fo:font-weight="bold" style:font-weight-asian="bold"/>
    </style:style>
    <style:style style:name="T5" style:family="text">
      <style:text-properties style:font-name="Cambria" fo:font-weight="bold" officeooo:rsid="001778cb" style:font-weight-asian="bold"/>
    </style:style>
    <style:style style:name="T6" style:family="text">
      <style:text-properties style:font-name="Cambria" officeooo:rsid="001778cb"/>
    </style:style>
    <style:style style:name="T7" style:family="text">
      <style:text-properties style:font-name="Cambria" fo:font-style="italic" style:font-style-asian="italic"/>
    </style:style>
    <style:style style:name="T8" style:family="text">
      <style:text-properties style:font-name="Cambria" fo:font-style="italic" style:font-style-asian="italic" style:font-style-complex="italic"/>
    </style:style>
    <style:style style:name="T9" style:family="text">
      <style:text-properties style:font-name="Cambria" officeooo:rsid="0017a840"/>
    </style:style>
    <style:style style:name="T10" style:family="text">
      <style:text-properties style:font-name="Cambria" officeooo:rsid="0018eb80"/>
    </style:style>
    <style:style style:name="T11" style:family="text">
      <style:text-properties style:font-name="Cambria" fo:font-style="normal" style:font-style-asian="normal" style:font-style-complex="normal"/>
    </style:style>
    <style:style style:name="T12" style:family="text">
      <style:text-properties officeooo:rsid="0018eb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d'Utilisation du package recettes</text:p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Cas d’utilisation</text:p>
          </table:table-cell>
          <table:table-cell table:style-name="Tableau1.A1" office:value-type="string">
            <text:p text:style-name="P13">Consulter une recette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17">identification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4">Acteurs concernés</text:p>
          </table:table-cell>
          <table:table-cell table:style-name="Tableau1.A1" office:value-type="string">
            <text:p text:style-name="P4">Employés</text:p>
          </table:table-cell>
        </table:table-row>
        <table:table-row table:style-name="Tableau1.1">
          <table:table-cell table:style-name="Tableau1.A1" office:value-type="string">
            <text:p text:style-name="P3">Description</text:p>
          </table:table-cell>
          <table:table-cell table:style-name="Tableau1.A1" office:value-type="string">
            <text:p text:style-name="P3">Permet à un employé d’afficher une recette</text:p>
          </table:table-cell>
        </table:table-row>
        <table:table-row table:style-name="Tableau1.1">
          <table:table-cell table:style-name="Tableau1.A1" office:value-type="string">
            <text:p text:style-name="P3">Date</text:p>
          </table:table-cell>
          <table:table-cell table:style-name="Tableau1.A1" office:value-type="string">
            <text:p text:style-name="P3">18/12/2019</text:p>
          </table:table-cell>
        </table:table-row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Rémi TAUVEL</text:p>
          </table:table-cell>
        </table:table-row>
        <table:table-row table:style-name="Tableau1.1">
          <table:table-cell table:style-name="Tableau1.A1" office:value-type="string">
            <text:p text:style-name="P3">Pré-conditions</text:p>
          </table:table-cell>
          <table:table-cell table:style-name="Tableau1.A1" office:value-type="string">
            <text:p text:style-name="P3">L’utilisateur doit déjà être authentifié <text:line-break/>-&gt; Use Case « s’authentifier » du package « authentification</text:p>
          </table:table-cell>
        </table:table-row>
        <table:table-row table:style-name="Tableau1.1">
          <table:table-cell table:style-name="Tableau1.A1" office:value-type="string">
            <text:p text:style-name="P3">Démarrage</text:p>
          </table:table-cell>
          <table:table-cell table:style-name="Tableau1.A1" office:value-type="string">
            <text:p text:style-name="P3">L’utilisateur a demandé à voir une recette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17">Dialogue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12">Scénario nominal :</text:p>
            <text:list xml:id="list2771694921" text:style-name="WWNum1">
              <text:list-item>
                <text:p text:style-name="P6">Le <text:span text:style-name="T1">système</text:span> affiche la liste des recettes proposées dans le catalogue</text:p>
              </text:list-item>
              <text:list-item>
                <text:p text:style-name="P6"><text:span text:style-name="T2">L’utilisateur</text:span> sélectionne une recette</text:p>
              </text:list-item>
              <text:list-item>
                <text:p text:style-name="P6">Le <text:span text:style-name="T1">système </text:span>affiche la recette choisie</text:p>
              </text:list-item>
              <text:list-item>
                <text:p text:style-name="P6">L’<text:span text:style-name="T2">utilisateur</text:span> peut ensuite quitter cette recette</text:p>
              </text:list-item>
              <text:list-item>
                <text:p text:style-name="P6">Le <text:span text:style-name="T1">système</text:span> retourne à la liste des recettes (retour à l’étape 1)</text:p>
              </text:list-item>
            </text:list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12">Scénarios alternatifs :</text:p>
            <text:p text:style-name="P3">2.a L’utilisateur décide de quitter la consultation des recettes</text:p>
            <text:p text:style-name="P3">4.a L’utilisateur décide de quitter la consultation des recettes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16">Fin et post-conditions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12">Fin : </text:p>
            <text:p text:style-name="P3">scénario nominal : aux étapes 2 ou 4, sur décision de l’utilisateur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3"><text:span text:style-name="T1">Post-conditions : </text:span>Aucune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16">Compléments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4">Ergonomie</text:p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3">Performance attendue</text:p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>Problèmes non-résolus</text:p>
          </table:table-cell>
          <table:table-cell table:style-name="Tableau1.A1" office:value-type="string">
            <text:p text:style-name="P3"/>
          </table:table-cell>
        </table:table-row>
      </table:table>
      <text:p text:style-name="P5"/>
      <text:p text:style-name="P2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4">Cas d’utilisation</text:p>
          </table:table-cell>
          <table:table-cell table:style-name="Tableau2.A1" office:value-type="string">
            <text:p text:style-name="P23"><text:span text:style-name="T5">modifier</text:span><text:span text:style-name="T4"> une recette</text:span>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18">identification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20">Acteurs concernés</text:p>
          </table:table-cell>
          <table:table-cell table:style-name="Tableau2.A1" office:value-type="string">
            <text:p text:style-name="P22">Administrateurs</text:p>
          </table:table-cell>
        </table:table-row>
        <table:table-row table:style-name="Tableau2.1">
          <table:table-cell table:style-name="Tableau2.A1" office:value-type="string">
            <text:p text:style-name="P21">Description</text:p>
          </table:table-cell>
          <table:table-cell table:style-name="Tableau2.A1" office:value-type="string">
            <text:p text:style-name="P24"><text:span text:style-name="T3">Permet à un </text:span><text:span text:style-name="T6">administrateur de modifier</text:span><text:span text:style-name="T3"> une recette</text:span></text:p>
          </table:table-cell>
        </table:table-row>
        <table:table-row table:style-name="Tableau2.1">
          <table:table-cell table:style-name="Tableau2.A1" office:value-type="string">
            <text:p text:style-name="P21">Date</text:p>
          </table:table-cell>
          <table:table-cell table:style-name="Tableau2.A1" office:value-type="string">
            <text:p text:style-name="P21">18/12/2019</text:p>
          </table:table-cell>
        </table:table-row>
        <table:table-row table:style-name="Tableau2.1">
          <table:table-cell table:style-name="Tableau2.A1" office:value-type="string">
            <text:p text:style-name="P21">Auteur</text:p>
          </table:table-cell>
          <table:table-cell table:style-name="Tableau2.A1" office:value-type="string">
            <text:p text:style-name="P21">Rémi TAUVEL</text:p>
          </table:table-cell>
        </table:table-row>
        <table:table-row table:style-name="Tableau2.1">
          <table:table-cell table:style-name="Tableau2.A1" office:value-type="string">
            <text:p text:style-name="P21">Pré-conditions</text:p>
          </table:table-cell>
          <table:table-cell table:style-name="Tableau2.A1" office:value-type="string">
            <text:p text:style-name="P21">L’utilisateur doit déjà être authentifié <text:line-break/>-&gt; Use Case « s’authentifier » du package « authentification</text:p>
          </table:table-cell>
        </table:table-row>
        <table:table-row table:style-name="Tableau2.1">
          <table:table-cell table:style-name="Tableau2.A1" office:value-type="string">
            <text:p text:style-name="P21">Démarrage</text:p>
          </table:table-cell>
          <table:table-cell table:style-name="Tableau2.A1" office:value-type="string">
            <text:p text:style-name="P21">L’utilisateur a demandé à voir une recette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18">Dialogue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24"><text:span text:style-name="T4">Scénario nominal :</text:span></text:p>
            <text:list xml:id="list1771593846" text:style-name="L3">
              <text:list-item>
                <text:p text:style-name="P28"><text:span text:style-name="T3">Le </text:span><text:span text:style-name="T4">système </text:span><text:span text:style-name="T3">affiche la </text:span><text:span text:style-name="T9">r</text:span><text:span text:style-name="T10">ecette (Use case 1, « afficher une recette » du packate « recettes »)</text:span></text:p>
              </text:list-item>
              <text:list-item>
                <text:p text:style-name="P7"><text:span text:style-name="T6">L</text:span><text:span text:style-name="T3">’</text:span><text:span text:style-name="T7">utilisateur</text:span><text:span text:style-name="T3"> </text:span><text:span text:style-name="T6">demande à modifier l</text:span><text:span text:style-name="T10">a </text:span><text:span text:style-name="T6">recette</text:span></text:p>
              </text:list-item>
              <text:list-item>
                <text:p text:style-name="P9"><text:span text:style-name="T3">le système </text:span><text:span text:style-name="T10">affiche l’interface de modification de la recette</text:span></text:p>
              </text:list-item>
              <text:list-item>
                <text:p text:style-name="P10"><text:span text:style-name="T3">l’</text:span><text:span text:style-name="T8">utilisateur </text:span><text:span text:style-name="T11">modifie sa recette et valide la modification</text:span></text:p>
              </text:list-item>
              <text:list-item>
                <text:p text:style-name="P8"><text:span text:style-name="T3">Le </text:span><text:span text:style-name="T4">système</text:span><text:span text:style-name="T3"> retourne à la recette (retour à l’étape 1)</text:span></text:p>
              </text:list-item>
            </text:list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15">Scénarios alternatifs :</text:p>
            <text:p text:style-name="P24"><text:span text:style-name="T3">2.a L’utilisateur décide de quitter l’</text:span><text:span text:style-name="T10">affichage</text:span><text:span text:style-name="T3"> des recettes</text:span></text:p>
            <text:p text:style-name="P24"><text:span text:style-name="T3">4.a L’utilisateur décide de quitter l</text:span><text:span text:style-name="T10">a modification</text:span><text:span text:style-name="T3"> de </text:span><text:span text:style-name="T10">la</text:span><text:span text:style-name="T3"> recette</text:span>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19">Fin et post-conditions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15">Fin : </text:p>
            <text:p text:style-name="P21">scénario nominal : aux étapes 2 ou 4, sur décision de l’utilisateur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21"><text:span text:style-name="T1">Post-conditions : </text:span>Aucune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19">Compléments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20">Ergonomie</text:p>
          </table:table-cell>
          <table:table-cell table:style-name="Tableau2.A1" office:value-type="string">
            <text:p text:style-name="P20"/>
          </table:table-cell>
        </table:table-row>
        <table:table-row table:style-name="Tableau2.1">
          <table:table-cell table:style-name="Tableau2.A1" office:value-type="string">
            <text:p text:style-name="P21">Performance attendue</text:p>
          </table:table-cell>
          <table:table-cell table:style-name="Tableau2.A1" office:value-type="string">
            <text:p text:style-name="P21"/>
          </table:table-cell>
        </table:table-row>
        <table:table-row table:style-name="Tableau2.1">
          <table:table-cell table:style-name="Tableau2.A1" office:value-type="string">
            <text:p text:style-name="P21">Problèmes non-résolus</text:p>
          </table:table-cell>
          <table:table-cell table:style-name="Tableau2.A1" office:value-type="string">
            <text:p text:style-name="P21"/>
          </table:table-cell>
        </table:table-row>
      </table:table>
      <text:p text:style-name="P27"/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Cambria1" style:font-family-asian="Cambria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font-weight="bold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8T07:02:53.170000000</meta:creation-date>
    <dc:date>2019-12-18T17:29:14.425000000</dc:date>
    <meta:editing-duration>PT9H43M30S</meta:editing-duration>
    <meta:editing-cycles>3</meta:editing-cycles>
    <meta:generator>LibreOffice/6.3.4.2$Windows_X86_64 LibreOffice_project/60da17e045e08f1793c57c00ba83cdfce946d0aa</meta:generator>
    <meta:document-statistic meta:table-count="2" meta:image-count="0" meta:object-count="0" meta:page-count="2" meta:paragraph-count="67" meta:word-count="300" meta:character-count="1998" meta:non-whitespace-character-count="1771"/>
  </office:meta>
</office:document-meta>
</file>